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 style:list-style-name="L1">
      <style:text-properties style:font-name="Verdana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E</text:p>
      <text:p text:style-name="P2"/>
      <text:p text:style-name="P2">Plan </text:p>
      <text:p text:style-name="P2"/>
      <text:list text:style-name="L1">
        <text:list-item>
          <text:p text:style-name="P3">Introduction</text:p>
        </text:list-item>
        <text:list-item>
          <text:p text:style-name="P3">Point de vue du sac</text:p>
          <text:list>
            <text:list-item>
              <text:p text:style-name="P3">Modèle cinématique et électrique (schemas + dessin)</text:p>
            </text:list-item>
            <text:list-item>
              <text:p text:style-name="P3">Fonctionement mécanique et électrique (schema blocs)</text:p>
            </text:list-item>
            <text:list-item>
              <text:p text:style-name="P3">Resultats (courbes tension zsac zdos)</text:p>
            </text:list-item>
          </text:list>
        </text:list-item>
        <text:list-item>
          <text:p text:style-name="P3">Point de vue du porteur</text:p>
          <text:list>
            <text:list-item>
              <text:p text:style-name="P3">Différentes modélisations... (courbes marche)</text:p>
            </text:list-item>
            <text:list-item>
              <text:p text:style-name="P3">Etude dynamique de la hanche (dessin articulation forces courbes forces)</text:p>
            </text:list-item>
            <text:list-item>
              <text:p text:style-name="P3">Etude des tissus (courbes ?)</text:p>
            </text:list-item>
            <text:list-item>
              <text:p text:style-name="P3">Comparaison avec le sac à dos classique (courbes forces)</text:p>
            </text:list-item>
          </text:list>
        </text:list-item>
        <text:list-item>
          <text:p text:style-name="P3">Conclus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3-31T14:43:09</meta:creation-date>
    <dc:date>2006-06-07T11:02:04</dc:date>
    <dc:language>fr-FR</dc:language>
    <meta:editing-cycles>7</meta:editing-cycles>
    <meta:editing-duration>PT1H1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8" meta:character-count="414"/>
  </office:meta>
</office:document-meta>
</file>